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>
            <text:p>Arquitectura</text:p>
          </table:table-cell>
          <table:table-cell table:style-name="ce1" office:value-type="string">
            <text:p>Área</text:p>
          </table:table-cell>
          <table:table-cell table:style-name="ce1" office:value-type="string">
            <text:p>Retardo Máx.</text:p>
          </table:table-cell>
        </table:table-row>
        <table:table-row table:style-name="ro1">
          <table:table-cell office:value-type="string">
            <text:p>Ripple Carry Adder (RCA)</text:p>
          </table:table-cell>
          <table:table-cell office:value-type="string">
            <text:p>O(n)</text:p>
          </table:table-cell>
          <table:table-cell office:value-type="string">
            <text:p>O(n)</text:p>
          </table:table-cell>
        </table:table-row>
        <table:table-row table:style-name="ro1">
          <table:table-cell office:value-type="string">
            <text:p>Carry Look-Ahead Adder (CLA)</text:p>
          </table:table-cell>
          <table:table-cell office:value-type="string">
            <text:p>O(n*log(n))</text:p>
          </table:table-cell>
          <table:table-cell office:value-type="string">
            <text:p>O(log(n))</text:p>
          </table:table-cell>
        </table:table-row>
        <table:table-row table:style-name="ro1">
          <table:table-cell office:value-type="string">
            <text:p>Carry Skip Adder (CSA)</text:p>
          </table:table-cell>
          <table:table-cell office:value-type="string">
            <text:p>O(n)</text:p>
          </table:table-cell>
          <table:table-cell office:value-type="string">
            <text:p>O(nl+2/l+1)</text:p>
          </table:table-cell>
        </table:table-row>
        <table:table-row table:style-name="ro1">
          <table:table-cell office:value-type="string">
            <text:p>Carry Increment Adder (CIA)</text:p>
          </table:table-cell>
          <table:table-cell office:value-type="string">
            <text:p>O(n)</text:p>
          </table:table-cell>
          <table:table-cell office:value-type="string">
            <text:p>O(nl+2/l+1)</text:p>
          </table:table-cell>
        </table:table-row>
        <table:table-row table:style-name="ro1">
          <table:table-cell table:style-name="ce2" office:value-type="string">
            <text:p>Carry Select Adder (CselA)</text:p>
          </table:table-cell>
          <table:table-cell table:style-name="ce2" office:value-type="string">
            <text:p>O(n)</text:p>
          </table:table-cell>
          <table:table-cell table:style-name="ce2" office:value-type="string">
            <text:p>O(nl+2/l+1)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7/05/2013</text:date>, <text:time>19:3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ndro </meta:initial-creator>
    <meta:creation-date>2013-05-07T18:18:39</meta:creation-date>
    <dc:date>2013-05-07T19:35:17</dc:date>
    <dc:creator>Leandro </dc:creator>
    <meta:editing-duration>PT1H37S</meta:editing-duration>
    <meta:editing-cycles>1</meta:editing-cycles>
    <meta:document-statistic meta:table-count="3" meta:cell-count="18" meta:object-count="0"/>
    <meta:generator>LibreOffice/3.3$Linux LibreOffice_project/330m19$Build-401</meta:generator>
  </office:meta>
</office:document-meta>
</file>